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9.7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0.755cm"/>
    </style:style>
    <style:style style:name="co7" style:family="table-column">
      <style:table-column-properties fo:break-before="auto" style:column-width="1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fo:font-size="8pt" style:font-size-asian="8pt" style:font-size-complex="8pt"/>
    </style:style>
    <style:style style:name="ce4" style:family="table-cell" style:parent-style-name="Default">
      <style:text-properties fo:color="#ff0000" style:font-name="Arial1" fo:font-size="8pt" style:font-name-asian="Arial1" style:font-size-asian="8pt" style:font-name-complex="Arial1" style:font-size-complex="8pt"/>
    </style:style>
    <style:style style:name="ce5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T1" style:family="text">
      <style:text-properties fo:color="#000000" fo:font-size="8pt" style:font-size-asian="8pt" style:font-size-complex="8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6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FINESS e-PMSI 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RSA </text:p>
          </table:table-cell>
          <table:table-cell table:style-name="ce1" office:value-type="string" calcext:value-type="string">
            <text:p>VRS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  <table:table-cell table:style-name="ce1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° d'index du RSA </text:p>
          </table:table-cell>
          <table:table-cell table:style-name="ce1" office:value-type="string" calcext:value-type="string">
            <text:p>NRS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"RSS-groupé" </text:p>
          </table:table-cell>
          <table:table-cell table:style-name="ce1" office:value-type="string" calcext:value-type="string">
            <text:p>VFRSS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séquentiel de tarifs </text:p>
          </table:table-cell>
          <table:table-cell table:style-name="ce1" office:value-type="string" calcext:value-type="string">
            <text:p>NSQ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Version de la classification </text:p>
          </table:table-cell>
          <table:table-cell table:style-name="ce1" office:value-type="string" calcext:value-type="string">
            <text:p>GL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MD </text:p>
          </table:table-cell>
          <table:table-cell table:style-name="ce1" office:value-type="string" calcext:value-type="string">
            <text:p>GL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Type </text:p>
          </table:table-cell>
          <table:table-cell table:style-name="ce1" office:value-type="string" calcext:value-type="string">
            <text:p>GL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Numéro </text:p>
          </table:table-cell>
          <table:table-cell table:style-name="ce1" office:value-type="string" calcext:value-type="string">
            <text:p>GL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mplexité </text:p>
          </table:table-cell>
          <table:table-cell table:style-name="ce1" office:value-type="string" calcext:value-type="string">
            <text:p>GL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de-retour </text:p>
          </table:table-cell>
          <table:table-cell table:style-name="ce1" office:value-type="string" calcext:value-type="string">
            <text:p>GL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Version de la classification </text:p>
          </table:table-cell>
          <table:table-cell table:style-name="ce1" office:value-type="string" calcext:value-type="string">
            <text:p>GR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MD </text:p>
          </table:table-cell>
          <table:table-cell table:style-name="ce1" office:value-type="string" calcext:value-type="string">
            <text:p>GR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Type </text:p>
          </table:table-cell>
          <table:table-cell table:style-name="ce1" office:value-type="string" calcext:value-type="string">
            <text:p>GR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Numéro </text:p>
          </table:table-cell>
          <table:table-cell table:style-name="ce1" office:value-type="string" calcext:value-type="string">
            <text:p>GR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mplexité </text:p>
          </table:table-cell>
          <table:table-cell table:style-name="ce1" office:value-type="string" calcext:value-type="string">
            <text:p>GR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de-retour </text:p>
          </table:table-cell>
          <table:table-cell table:style-name="ce1" office:value-type="string" calcext:value-type="string">
            <text:p>GR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RUM composant le RSS d'origine (NbRUM) </text:p>
          </table:table-cell>
          <table:table-cell table:style-name="ce1" office:value-type="string" calcext:value-type="string">
            <text:p>NBR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4"/>
          <table:table-cell/>
          <table:table-cell office:value-type="string" calcext:value-type="string">
            <text:p>RU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années </text:p>
          </table:table-cell>
          <table:table-cell table:style-name="ce1" office:value-type="string" calcext:value-type="string">
            <text:p>AG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office:value-type="string" calcext:value-type="string">
            <text:p>en nombre d'années révolues : date d'entrée du séjour - date de naiss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jours </text:p>
          </table:table-cell>
          <table:table-cell table:style-name="ce1" office:value-type="string" calcext:value-type="string">
            <text:p>AGEJ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office:value-type="string" calcext:value-type="string">
            <text:p>en nombre de jours (date d'entrée du séjour - date de naissance) pour les moins d'1 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exe 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table:number-columns-repeated="4"/>
          <table:table-cell office:value-type="string" calcext:value-type="string">
            <text:p>1=homme \n 2=femme \n 3 =indétermin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'entrée </text:p>
          </table:table-cell>
          <table:table-cell table:style-name="ce1" office:value-type="string" calcext:value-type="string">
            <text:p>ME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table:number-columns-repeated="4"/>
          <table:table-cell office:value-type="string" calcext:value-type="string">
            <text:p>Valeurs possibles : \n <text:s/>6 - Mutation \n 7 - Transfert définitif \n 0 - Transfert provisoire \n N - Naissance \n 8 - Domicile \n O - Prélévement d'orga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rovenance </text:p>
          </table:table-cell>
          <table:table-cell table:style-name="ce1" office:value-type="string" calcext:value-type="string">
            <text:p>PRO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table:number-columns-repeated="4"/>
          <table:table-cell office:value-type="string" calcext:value-type="string">
            <text:p>Valeurs possibles : <text:s/>\n 1 - MCO (sauf réa) \n 2 - Réanimation \n 3 - SSR \n 4- Psychiatrie \n (5 - Urgences (EG)(annulé)) \n 6 - HAD \n (U - Urgences (autre EG)(annulé)) \n 7 - médico so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2" office:value-type="string" calcext:value-type="string">
            <text:p>Mois de sortie du séjour</text:p>
          </table:table-cell>
          <table:table-cell table:style-name="ce1" office:value-type="string" calcext:value-type="string">
            <text:p>MS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2" office:value-type="string" calcext:value-type="string">
            <text:p>Année de sortie du séjour</text:p>
          </table:table-cell>
          <table:table-cell table:style-name="ce1" office:value-type="string" calcext:value-type="string">
            <text:p>ASO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e sortie</text:p>
          </table:table-cell>
          <table:table-cell table:style-name="ce1" office:value-type="string" calcext:value-type="string">
            <text:p>MS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estination 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</text:p>
          </table:table-cell>
          <table:table-cell table:style-name="ce1" office:value-type="string" calcext:value-type="string">
            <text:p>TYSE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table:number-columns-repeated="4"/>
          <table:table-cell office:value-type="string" calcext:value-type="string">
            <text:p>dans le cadre d'une PIE : A si établissement demandeur, B si établissement prestat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urée du séjour</text:p>
          </table:table-cell>
          <table:table-cell table:style-name="ce1" office:value-type="string" calcext:value-type="string">
            <text:p>DUTS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4"/>
          <table:table-cell office:value-type="string" calcext:value-type="string">
            <text:p>en nombre de nuits : date de sortie - date d'entr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de géographique de résidence </text:p>
          </table:table-cell>
          <table:table-cell table:style-name="ce1" office:value-type="string" calcext:value-type="string">
            <text:p>CGR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CPOS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oids d'entrée (en grammes) </text:p>
          </table:table-cell>
          <table:table-cell table:style-name="ce1" office:value-type="string" calcext:value-type="string">
            <text:p>PEG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4"/>
          <table:table-cell office:value-type="string" calcext:value-type="string">
            <text:p>en grammes, pour les béb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gestationnel retenu pour le groupage </text:p>
          </table:table-cell>
          <table:table-cell table:style-name="ce1" office:value-type="string" calcext:value-type="string">
            <text:p>AGR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4"/>
          <table:table-cell office:value-type="string" calcext:value-type="string">
            <text:p>en nombre révolu de semaines d'aménorrh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élai de la date des dernières règles par rapport à la date d'entrée </text:p>
          </table:table-cell>
          <table:table-cell table:style-name="ce1" office:value-type="string" calcext:value-type="string">
            <text:p>DDR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4"/>
          <table:table-cell office:value-type="string" calcext:value-type="string">
            <text:p>en nombre de jours : date d'entrée du séjour - date des dernières règ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éances </text:p>
          </table:table-cell>
          <table:table-cell table:style-name="ce1" office:value-type="string" calcext:value-type="string">
            <text:p>NB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GHS (du GHM GENRSA) </text:p>
          </table:table-cell>
          <table:table-cell table:style-name="ce1" office:value-type="string" calcext:value-type="string">
            <text:p>NGH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journées au-delà de la borne extrême haute </text:p>
          </table:table-cell>
          <table:table-cell table:style-name="ce1" office:value-type="string" calcext:value-type="string">
            <text:p>NJBE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3" calcext:value-type="float">
            <text:p>10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inférieur à la borne extrême basse </text:p>
          </table:table-cell>
          <table:table-cell table:style-name="ce1" office:value-type="string" calcext:value-type="string">
            <text:p>NJB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b journées EXB </text:p>
          </table:table-cell>
          <table:table-cell table:style-name="ce1" office:value-type="string" calcext:value-type="string">
            <text:p>NJEX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7" calcext:value-type="float">
            <text:p>10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Admission Maison de Naissance </text:p>
          </table:table-cell>
          <table:table-cell table:style-name="ce1" office:value-type="string" calcext:value-type="string">
            <text:p>TADM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Radiation partielle Avastin </text:p>
          </table:table-cell>
          <table:table-cell table:style-name="ce1" office:value-type="string" calcext:value-type="string">
            <text:p>TRPA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9" calcext:value-type="float">
            <text:p>109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1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0" calcext:value-type="float">
            <text:p>11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UHCD </text:p>
          </table:table-cell>
          <table:table-cell table:style-name="ce1" office:value-type="string" calcext:value-type="string">
            <text:p>TUHC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1" calcext:value-type="float">
            <text:p>11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GHS minoré </text:p>
          </table:table-cell>
          <table:table-cell table:style-name="ce1" office:value-type="string" calcext:value-type="string">
            <text:p>TGHS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firmation du codage du séjour </text:p>
          </table:table-cell>
          <table:table-cell table:style-name="ce1" office:value-type="string" calcext:value-type="string">
            <text:p>CCOS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3" calcext:value-type="float">
            <text:p>113</text:p>
          </table:table-cell>
          <table:table-cell table:style-name="ce1" table:number-columns-repeated="4"/>
          <table:table-cell office:value-type="string" calcext:value-type="string">
            <text:p>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utorisations d'unités médicales à portée globale valides (Nb_AutPGV) </text:p>
          </table:table-cell>
          <table:table-cell table:style-name="ce1" office:value-type="string" calcext:value-type="string">
            <text:p>NA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4" calcext:value-type="float">
            <text:p>114</text:p>
          </table:table-cell>
          <table:table-cell table:style-name="ce1" table:number-columns-repeated="4"/>
          <table:table-cell/>
          <table:table-cell office:value-type="string" calcext:value-type="string">
            <text:p>AG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hémodialyse hors séances </text:p>
          </table:table-cell>
          <table:table-cell table:style-name="ce1" office:value-type="string" calcext:value-type="string">
            <text:p>NS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automatisée hors séances </text:p>
          </table:table-cell>
          <table:table-cell table:style-name="ce1" office:value-type="string" calcext:value-type="string">
            <text:p>NSED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continue ambulatoire hors séances </text:p>
          </table:table-cell>
          <table:table-cell table:style-name="ce1" office:value-type="string" calcext:value-type="string">
            <text:p>NSEDP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3" calcext:value-type="float">
            <text:p>12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'hémodialyse hors séances </text:p>
          </table:table-cell>
          <table:table-cell table:style-name="ce1" office:value-type="string" calcext:value-type="string">
            <text:p>NSE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ctes menant dans le GHS 9615 </text:p>
          </table:table-cell>
          <table:table-cell table:style-name="ce1" office:value-type="string" calcext:value-type="string">
            <text:p>NAG96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9" calcext:value-type="float">
            <text:p>129</text:p>
          </table:table-cell>
          <table:table-cell table:style-name="ce1" table:number-columns-repeated="4"/>
          <table:table-cell table:style-name="ce1" office:value-type="string" calcext:value-type="string">
            <text:p>9615(aphérèse sanguine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adiothérapie pédiatrique </text:p>
          </table:table-cell>
          <table:table-cell table:style-name="ce1" office:value-type="string" calcext:value-type="string">
            <text:p>NSR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antepartum </text:p>
          </table:table-cell>
          <table:table-cell table:style-name="ce1" office:value-type="string" calcext:value-type="string">
            <text:p>NS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5" calcext:value-type="float">
            <text:p>13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e suppléments de radiothérapie (Nb_Rdth) </text:p>
          </table:table-cell>
          <table:table-cell table:style-name="ce1" office:value-type="string" calcext:value-type="string">
            <text:p>NS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6" calcext:value-type="float">
            <text:p>136</text:p>
          </table:table-cell>
          <table:table-cell table:style-name="ce1" table:number-columns-repeated="4"/>
          <table:table-cell/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valves aortiques percutanées </text:p>
          </table:table-cell>
          <table:table-cell table:style-name="ce1" office:value-type="string" calcext:value-type="string">
            <text:p>TVA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7" calcext:value-type="float">
            <text:p>137</text:p>
          </table:table-cell>
          <table:table-cell table:style-name="ce1" table:number-columns-repeated="4"/>
          <table:table-cell table:style-name="ce3" office:value-type="string" calcext:value-type="string">
            <text:p>1 si date sortie &gt;=15/08/2012 + type autorisation UM 60 + acte pose, blanc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génération automatique du RSA </text:p>
          </table:table-cell>
          <table:table-cell table:style-name="ce1" office:value-type="string" calcext:value-type="string">
            <text:p>TYGARS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8" calcext:value-type="float">
            <text:p>138</text:p>
          </table:table-cell>
          <table:table-cell table:style-name="ce1" table:number-columns-repeated="4"/>
          <table:table-cell table:style-name="ce3" office:value-type="string" calcext:value-type="string">
            <text:p>0 : pas de génération automatique \n 1 : FFM, ATU, SE \n 2 : médecin salariés \n 3 : dialy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HS si non prise en compte de l'innovation </text:p>
          </table:table-cell>
          <table:table-cell table:style-name="ce1" office:value-type="string" calcext:value-type="string">
            <text:p>GHSNPC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2" calcext:value-type="float">
            <text:p>14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14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caisson hyperbare </text:p>
          </table:table-cell>
          <table:table-cell table:style-name="ce1" office:value-type="string" calcext:value-type="string">
            <text:p>NS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3" calcext:value-type="float">
            <text:p>15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prestation de prélèvement d'organe </text:p>
          </table:table-cell>
          <table:table-cell table:style-name="ce1" office:value-type="string" calcext:value-type="string">
            <text:p>NPPOR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54" calcext:value-type="float">
            <text:p>154</text:p>
          </table:table-cell>
          <table:table-cell table:style-name="ce1" table:number-columns-repeated="4"/>
          <table:table-cell table:style-name="ce1" office:value-type="string" calcext:value-type="string">
            <text:p>1, 2 ou 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REA (réanimation) </text:p>
          </table:table-cell>
          <table:table-cell table:style-name="ce1" office:value-type="string" calcext:value-type="string">
            <text:p>NSR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7" calcext:value-type="float">
            <text:p>15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soins intensifs provenant de la réanimation </text:p>
          </table:table-cell>
          <table:table-cell table:style-name="ce1" office:value-type="string" calcext:value-type="string">
            <text:p>NSSI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0" calcext:value-type="float">
            <text:p>16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oins Intensifs</text:p>
          </table:table-cell>
          <table:table-cell table:style-name="ce1" office:value-type="string" calcext:value-type="string">
            <text:p>NSST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3" calcext:value-type="float">
            <text:p>163</text:p>
          </table:table-cell>
          <table:table-cell table:style-name="ce1" table:number-columns-repeated="4"/>
          <table:table-cell office:value-type="string" calcext:value-type="string">
            <text:p>(HK : je garde le nom de variable NSSTF même l’abréviation a été supprimée en RSA 22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USIP</text:p>
          </table:table-cell>
          <table:table-cell table:style-name="ce1" office:value-type="string" calcext:value-type="string">
            <text:p>NSUSI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6" calcext:value-type="float">
            <text:p>16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RC (surveillance continue) </text:p>
          </table:table-cell>
          <table:table-cell table:style-name="ce1" office:value-type="string" calcext:value-type="string">
            <text:p>NSSR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9" calcext:value-type="float">
            <text:p>16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1 </text:p>
          </table:table-cell>
          <table:table-cell table:style-name="ce1" office:value-type="string" calcext:value-type="string">
            <text:p>NSNN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2" calcext:value-type="float">
            <text:p>17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2 </text:p>
          </table:table-cell>
          <table:table-cell table:style-name="ce1" office:value-type="string" calcext:value-type="string">
            <text:p>NSNN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5" calcext:value-type="float">
            <text:p>17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3 </text:p>
          </table:table-cell>
          <table:table-cell table:style-name="ce1" office:value-type="string" calcext:value-type="string">
            <text:p>NSNN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8" calcext:value-type="float">
            <text:p>17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EP (réanimation pédiatrique) </text:p>
          </table:table-cell>
          <table:table-cell table:style-name="ce1" office:value-type="string" calcext:value-type="string">
            <text:p>NSRE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1" calcext:value-type="float">
            <text:p>18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assage dans un lit dédié de soins palliatifs </text:p>
          </table:table-cell>
          <table:table-cell table:style-name="ce1" office:value-type="string" calcext:value-type="string">
            <text:p>PLSPA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2" calcext:value-type="float">
            <text:p>18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machine en radiothérapie </text:p>
          </table:table-cell>
          <table:table-cell table:style-name="ce1" office:value-type="string" calcext:value-type="string">
            <text:p>TYM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3" calcext:value-type="float">
            <text:p>18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dosimétrie </text:p>
          </table:table-cell>
          <table:table-cell table:style-name="ce1" office:value-type="string" calcext:value-type="string">
            <text:p>TYDOS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4" calcext:value-type="float">
            <text:p>18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'innovation </text:p>
          </table:table-cell>
          <table:table-cell table:style-name="ce1" office:value-type="string" calcext:value-type="string">
            <text:p>NINNOV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99" calcext:value-type="float">
            <text:p>19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upplément défibrillateur cardiaque</text:p>
          </table:table-cell>
          <table:table-cell table:style-name="ce1" office:value-type="string" calcext:value-type="string">
            <text:p>SUPPDEF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0" calcext:value-type="float">
            <text:p>200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0 : non, 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version hospitalisation complète</text:p>
          </table:table-cell>
          <table:table-cell table:style-name="ce1" office:value-type="string" calcext:value-type="string">
            <text:p>CONVH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1" calcext:value-type="float">
            <text:p>201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conversion en hospitalisation complète ou mixte après prise en charge en HP, \n 0 : pas de conversion, \n blanc : non concer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rise en charge RAAC</text:p>
          </table:table-cell>
          <table:table-cell table:style-name="ce1" office:value-type="string" calcext:value-type="string">
            <text:p>PECRA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2" calcext:value-type="float">
            <text:p>202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<text:s/>0 : pas de prise en charge RAAC (réhabilitation améliorée après chirurgie) \n 1 : prise en charge RAAC \n 2 : RAAC déclaré mais mode de sortie transfert ou décè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éjour éligible au forfait diabète</text:p>
          </table:table-cell>
          <table:table-cell table:style-name="ce1" office:value-type="string" calcext:value-type="string">
            <text:p>SEJEF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3" calcext:value-type="float">
            <text:p>203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0: non, 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eligibilité gradation </text:p>
          </table:table-cell>
          <table:table-cell table:style-name="ce1" office:value-type="string" calcext:value-type="string">
            <text:p>TOPE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4" calcext:value-type="float">
            <text:p>204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: non, blanc: non concer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texte patient / Surveillance particulière </text:p>
          </table:table-cell>
          <table:table-cell table:style-name="ce1" office:value-type="string" calcext:value-type="string">
            <text:p>CTXPATS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5" calcext:value-type="float">
            <text:p>205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 : non blanc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dministration d'un produit de la RH </text:p>
          </table:table-cell>
          <table:table-cell table:style-name="ce1" office:value-type="string" calcext:value-type="string">
            <text:p>ADMPR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6" calcext:value-type="float">
            <text:p>206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 : non blanc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Rescrit tarifaire </text:p>
          </table:table-cell>
          <table:table-cell table:style-name="ce1" office:value-type="string" calcext:value-type="string">
            <text:p>RESC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7" calcext:value-type="float">
            <text:p>207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 : non blanc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atégorie du nombre d'interventions totales </text:p>
          </table:table-cell>
          <table:table-cell table:style-name="ce1" office:value-type="string" calcext:value-type="string">
            <text:p>CATNI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8" calcext:value-type="float">
            <text:p>208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<text:s/>A : &lt; à 3 interventions \n B : égale à 3 interventions \n C : &gt; à 3 interventions \n blanc 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2" office:value-type="string" calcext:value-type="string">
            <text:p>Non Programmé (NP)</text:p>
          </table:table-cell>
          <table:table-cell table:style-name="ce1" office:value-type="string" calcext:value-type="string">
            <text:p>NPRO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9" calcext:value-type="float">
            <text:p>209</text:p>
          </table:table-cell>
          <table:table-cell/>
          <table:table-cell table:style-name="ce1" table:number-columns-repeated="3"/>
          <table:table-cell table:style-name="ce2" office:value-type="string" calcext:value-type="string">
            <text:p><text:s/>1 : non programmé, \n 2 : "pas non programmé", \n X : valeur non homogène entre les RUMs, \n blanc : non renseig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assage par une structure d'urgence</text:p>
          </table:table-cell>
          <table:table-cell table:style-name="ce1" office:value-type="string" calcext:value-type="string">
            <text:p>PSU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/>
          <table:table-cell table:style-name="ce2" office:value-type="string" calcext:value-type="string">
            <text:p><text:s/>'Blanc' accepté ou valeurs possibles : <text:s/>\n 5 <text:s/>- urgences de l'EG \n U - urgences d'une autre EG \n V- <text:s/>5 et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Supplément Cartcells</text:p>
          </table:table-cell>
          <table:table-cell table:style-name="ce1" office:value-type="string" calcext:value-type="string">
            <text:p>TSCT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/>
          <table:table-cell table:style-name="ce2" office:value-type="string" calcext:value-type="string">
            <text:p>0: Non 1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20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12" calcext:value-type="float">
            <text:p>21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séquentiel du RUM ayant fourni le DP</text:p>
          </table:table-cell>
          <table:table-cell table:style-name="ce1" office:value-type="string" calcext:value-type="string">
            <text:p>NRUPD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14" calcext:value-type="float">
            <text:p>21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principal (DP)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20" calcext:value-type="float">
            <text:p>22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relié (DR)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26" calcext:value-type="float">
            <text:p>22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diagnostics associés dans ce RSA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30" calcext:value-type="float">
            <text:p>23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'actes dans ce RSA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5" calcext:value-type="float">
            <text:p>23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2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65" calcext:value-type="float">
            <text:p>26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G</text:p>
          </table:table-cell>
          <table:table-cell table:style-name="ce1" office:value-type="string" calcext:value-type="string">
            <text:p>Type d'autorisation à portée globale valide n° x</text:p>
          </table:table-cell>
          <table:table-cell table:style-name="ce1" office:value-type="string" calcext:value-type="string">
            <text:p>APG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67" calcext:value-type="float">
            <text:p>26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<text:s/>Code du supplément (n° GHS) </text:p>
          </table:table-cell>
          <table:table-cell table:style-name="ce1" office:value-type="string" calcext:value-type="string">
            <text:p>CDSUPPL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Nombre de suppléments </text:p>
          </table:table-cell>
          <table:table-cell table:style-name="ce1" office:value-type="string" calcext:value-type="string">
            <text:p>NBSUPP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<text:span text:style-name="T1">Numéro séquentiel du RUM</text:span></text:p>
          </table:table-cell>
          <table:table-cell table:style-name="ce1" office:value-type="string" calcext:value-type="string">
            <text:p>NRUM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uméro séquentiel de l'UM </text:p>
          </table:table-cell>
          <table:table-cell table:style-name="ce1" office:value-type="string" calcext:value-type="string">
            <text:p>NSUM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uméro FINESS géographique </text:p>
          </table:table-cell>
          <table:table-cell table:style-name="ce1" office:value-type="string" calcext:value-type="string">
            <text:p>FGEO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P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R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IGS2 </text:p>
          </table:table-cell>
          <table:table-cell table:style-name="ce1" office:value-type="string" calcext:value-type="string">
            <text:p>IGS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Age gestationnel du RUM </text:p>
          </table:table-cell>
          <table:table-cell table:style-name="ce1" office:value-type="string" calcext:value-type="string">
            <text:p>AGEG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diagnostics associés du RUM (Nb_DA_R_1)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zones d'actes du RUM (Nb_Act_R_1)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urée séjour partielle </text:p>
          </table:table-cell>
          <table:table-cell table:style-name="ce1" office:value-type="string" calcext:value-type="string">
            <text:p>DSP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Premier type d'autorisation d'UM </text:p>
          </table:table-cell>
          <table:table-cell table:style-name="ce1" office:value-type="string" calcext:value-type="string">
            <text:p>TAR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premier type </text:p>
          </table:table-cell>
          <table:table-cell table:style-name="ce1" office:value-type="string" calcext:value-type="string">
            <text:p>NAS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premier type </text:p>
          </table:table-cell>
          <table:table-cell table:style-name="ce1" office:value-type="string" calcext:value-type="string">
            <text:p>NBS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euxième type d'autorisation d'UM </text:p>
          </table:table-cell>
          <table:table-cell table:style-name="ce1" office:value-type="string" calcext:value-type="string">
            <text:p>TAR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deuxième type </text:p>
          </table:table-cell>
          <table:table-cell table:style-name="ce1" office:value-type="string" calcext:value-type="string">
            <text:p>NAS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deuxième type </text:p>
          </table:table-cell>
          <table:table-cell table:style-name="ce1" office:value-type="string" calcext:value-type="string">
            <text:p>NBS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</text:p>
          </table:table-cell>
          <table:table-cell table:style-name="ce1" office:value-type="string" calcext:value-type="string">
            <text:p>DA n° x du RUM n° y </text:p>
          </table:table-cell>
          <table:table-cell table:style-name="ce1" office:value-type="string" calcext:value-type="string">
            <text:p>TDA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<text:span text:style-name="T1">Délai depuis la date d'entrée du séjour</text:span></text:p>
          </table:table-cell>
          <table:table-cell table:style-name="ce1" office:value-type="string" calcext:value-type="string">
            <text:p>DLD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/>
          <table:table-cell table:style-name="ce4" office:value-type="string" calcext:value-type="string">
            <text:p>en nombre de jours (date de l'acte - date d'entrée du séjour), blanc si date non renseign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Code CCAM </text:p>
          </table:table-cell>
          <table:table-cell table:style-name="ce1" office:value-type="string" calcext:value-type="string">
            <text:p>CCCAM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PMSI </text:p>
          </table:table-cell>
          <table:table-cell table:style-name="ce1" office:value-type="string" calcext:value-type="string">
            <text:p>XTPMS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Phase 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ctivité </text:p>
          </table:table-cell>
          <table:table-cell table:style-name="ce1" office:value-type="string" calcext:value-type="string">
            <text:p>ACTI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documentaire </text:p>
          </table:table-cell>
          <table:table-cell table:style-name="ce1" office:value-type="string" calcext:value-type="string">
            <text:p>XTDO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Modificateurs </text:p>
          </table:table-cell>
          <table:table-cell table:style-name="ce1" office:value-type="string" calcext:value-type="string">
            <text:p>MDI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Remboursement exceptionnel </text:p>
          </table:table-cell>
          <table:table-cell table:style-name="ce1" office:value-type="string" calcext:value-type="string">
            <text:p>REMBEX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ssociation non prévue </text:p>
          </table:table-cell>
          <table:table-cell table:style-name="ce1" office:value-type="string" calcext:value-type="string">
            <text:p>ASS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Nombre de réalisations de l'acte </text:p>
          </table:table-cell>
          <table:table-cell table:style-name="ce1" office:value-type="string" calcext:value-type="string">
            <text:p>NBRE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Dates de validité de l'acte compatibles avec les dates du RUM </text:p>
          </table:table-cell>
          <table:table-cell table:style-name="ce1" office:value-type="string" calcext:value-type="string">
            <text:p>DVACD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5" office:value-type="string" calcext:value-type="string">
            <text:p>1 si période d'effet de l'acte ne correspond pas au RUM ; 2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A1</text:p>
          </table:table-cell>
          <table:table-cell table:number-columns-repeated="11"/>
        </table:table-row>
        <table:table-row table:style-name="ro1" table:number-rows-repeated="10484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hadow="none" fo:background-color="transparent" style:scale-to-X="1" style:scale-to-Y="5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 style:data-style-name="N2" text:time-value="17:06:49.5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1-15T22:13:41.490000000</meta:creation-date>
    <dc:date>2025-05-15T17:18:59.226000000</dc:date>
    <meta:editing-duration>PT10H32M35S</meta:editing-duration>
    <meta:editing-cycles>35</meta:editing-cycles>
    <meta:generator>LibreOffice/24.8.0.3$Windows_X86_64 LibreOffice_project/0bdf1299c94fe897b119f97f3c613e9dca6be583</meta:generator>
    <meta:print-date>2017-01-11T16:06:07.298000000</meta:print-date>
    <meta:document-statistic meta:table-count="1" meta:cell-count="738" meta:object-count="0"/>
  </office:meta>
</office:document-meta>
</file>